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1" fo:font-size="12pt" style:font-name-asian="Helvetica" style:font-size-asian="12pt" style:font-name-complex="Helvetica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1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1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4" style:family="paragraph" style:parent-style-name="Standard">
      <style:text-properties style:font-name="Helvetica1" fo:font-weight="bold" style:font-weight-asian="bold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Monaco" fo:font-size="11pt" style:font-name-asian="Monaco" style:font-size-asian="11pt" style:font-name-complex="Monaco" style:font-size-complex="11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Monaco" fo:font-size="11pt" style:font-name-asian="Monaco" style:font-size-asian="11pt" style:font-name-complex="Monaco" style:font-size-complex="11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Helvetica1" fo:font-size="13pt" fo:font-weight="bold" style:font-name-asian="Monaco" style:font-size-asian="13pt" style:font-weight-asian="bold" style:font-name-complex="Monaco" style:font-size-complex="13pt" style:font-weight-complex="bold"/>
    </style:style>
    <style:style style:name="P10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1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Monaco" fo:font-size="11pt" style:font-name-asian="Monaco" style:font-size-asian="11pt" style:font-name-complex="Monaco" style:font-size-complex="11pt"/>
    </style:style>
    <style:style style:name="P13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646464" style:font-name="Monaco" fo:font-size="11pt" style:font-name-asian="Monaco" style:font-size-asian="11pt" style:font-name-complex="Monaco" style:font-size-complex="11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646464"/>
    </style:style>
    <style:style style:name="T4" style:family="text">
      <style:text-properties fo:color="#2a00ff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3f7f5f"/>
    </style:style>
    <style:style style:name="T8" style:family="text">
      <style:text-properties fo:color="#3f7f5f"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-project --named barcode2 --topLevelPackage com.barcode2 --projectFolder ~/Desktop/barcode2</text:p>
      <text:p text:style-name="P2"/>
      <text:p text:style-name="P2">setup faces</text:p>
      <text:p text:style-name="P2"/>
      <text:p text:style-name="P2">setup beans</text:p>
      <text:p text:style-name="P2"/>
      <text:p text:style-name="P2">forge git-plugin git://github.com/ocpsoft/prettyfaces-forge-plugin.git</text:p>
      <text:p text:style-name="P2"/>
      <text:p text:style-name="P2">setup prettyfaces</text:p>
      <text:p text:style-name="P2"/>
      <text:p text:style-name="P2">beans new-bean --type com.barcode2.BarcodeBean --scoped REQUEST</text:p>
      <text:p text:style-name="P2"/>
      <text:p text:style-name="P2">ls -a</text:p>
      <text:p text:style-name="P2"/>
      <text:p text:style-name="P2">project add-dependency net.sf.barcode4j:barcode4j-light:2.0 --exclude xml-apis:xml-apis</text:p>
      <text:p text:style-name="P2"/>
      <text:p text:style-name="P2">edit BarcodeBean.java (edit the current resource)</text:p>
      <text:p text:style-name="P1"/>
      <text:p text:style-name="P2">paste under package declaration:</text:p>
      <text:p text:style-name="P5"/>
      <text:p text:style-name="P10"><text:span text:style-name="T1">import</text:span><text:span text:style-name="T2"> java.awt.image.BufferedImage;</text:span></text:p>
      <text:p text:style-name="P10"><text:span text:style-name="T1">import</text:span><text:span text:style-name="T2"> java.io.IOException;</text:span></text:p>
      <text:p text:style-name="P10"/>
      <text:p text:style-name="P10"><text:span text:style-name="T1">import</text:span><text:span text:style-name="T2"> javax.enterprise.context.RequestScoped;</text:span></text:p>
      <text:p text:style-name="P10"><text:span text:style-name="T1">import</text:span><text:span text:style-name="T2"> javax.faces.context.FacesContext;</text:span></text:p>
      <text:p text:style-name="P10"><text:span text:style-name="T1">import</text:span><text:span text:style-name="T2"> javax.inject.Named;</text:span></text:p>
      <text:p text:style-name="P10"><text:span text:style-name="T1">import</text:span><text:span text:style-name="T2"> javax.servlet.http.HttpServletResponse;</text:span></text:p>
      <text:p text:style-name="P10"/>
      <text:p text:style-name="P10"><text:span text:style-name="T1">import</text:span><text:span text:style-name="T2"> org.krysalis.barcode4j.impl.int2of5.Interleaved2Of5Bean;</text:span></text:p>
      <text:p text:style-name="P10"><text:span text:style-name="T1">import</text:span><text:span text:style-name="T2"> org.krysalis.barcode4j.output.bitmap.BitmapCanvasProvider;</text:span></text:p>
      <text:p text:style-name="P10"/>
      <text:p text:style-name="P10"><text:span text:style-name="T1">import</text:span><text:span text:style-name="T2"> com.ocpsoft.pretty.faces.annotation.URLAction;</text:span></text:p>
      <text:p text:style-name="P10"><text:span text:style-name="T1">import</text:span><text:span text:style-name="T2"> com.ocpsoft.pretty.faces.annotation.URLMapping;</text:span></text:p>
      <text:p text:style-name="P10"/>
      <text:p text:style-name="P13">@Named</text:p>
      <text:p text:style-name="P10"><text:span text:style-name="T3">@RequestScoped</text:span></text:p>
      <text:p text:style-name="P10"><text:span text:style-name="T1">public</text:span><text:span text:style-name="T2"> </text:span><text:span text:style-name="T1">class</text:span><text:span text:style-name="T2"> BarcodeBean</text:span></text:p>
      <text:p text:style-name="P11">{</text:p>
      <text:p text:style-name="P10"><text:span text:style-name="T2"><text:s text:c="3"/></text:span><text:span text:style-name="T1">private</text:span><text:span text:style-name="T2"> String </text:span><text:span text:style-name="T5">value</text:span><text:span text:style-name="T2">;</text:span></text:p>
      <text:p text:style-name="P10"><text:span text:style-name="T3"/></text:p>
      <text:p text:style-name="P10"><text:span text:style-name="T2"><text:s text:c="3"/></text:span><text:span text:style-name="T1">public</text:span><text:span text:style-name="T2"> </text:span><text:span text:style-name="T1">void</text:span><text:span text:style-name="T2"> render() </text:span><text:span text:style-name="T1">throws</text:span><text:span text:style-name="T2"> IOException</text:span></text:p>
      <text:p text:style-name="P11"><text:s text:c="3"/>{</text:p>
      <text:p text:style-name="P10"><text:span text:style-name="T2"><text:s text:c="6"/></text:span><text:span text:style-name="T7">// get HttpServletResponse</text:span></text:p>
      <text:p text:style-name="P11"><text:s text:c="6"/>FacesContext context = FacesContext.<text:span text:style-name="T9">getCurrentInstance</text:span>();</text:p>
      <text:p text:style-name="P11"><text:s text:c="6"/>HttpServletResponse response =</text:p>
      <text:p text:style-name="P11"><text:s text:c="15"/>(HttpServletResponse) context.getExternalContext().getResponse();</text:p>
      <text:p text:style-name="P10"/>
      <text:p text:style-name="P10"><text:soft-page-break/><text:span text:style-name="T2"><text:s text:c="6"/></text:span><text:span text:style-name="T7">// set correct content type</text:span></text:p>
      <text:p text:style-name="P10"><text:span text:style-name="T2"><text:s text:c="6"/>response.setContentType(</text:span><text:span text:style-name="T4">"image/png"</text:span><text:span text:style-name="T2">);</text:span></text:p>
      <text:p text:style-name="P10"/>
      <text:p text:style-name="P10"><text:span text:style-name="T2"><text:s text:c="6"/></text:span><text:span text:style-name="T7">// setup CanvasProvider to render bitmap to response stream</text:span></text:p>
      <text:p text:style-name="P10"><text:span text:style-name="T2"><text:s text:c="6"/>BitmapCanvasProvider canvas = </text:span><text:span text:style-name="T1">new</text:span><text:span text:style-name="T2"> BitmapCanvasProvider(</text:span></text:p>
      <text:p text:style-name="P10"><text:span text:style-name="T2"><text:s text:c="51"/>response.getOutputStream(), </text:span><text:span text:style-name="T4">"image/png"</text:span><text:span text:style-name="T2">, 150,</text:span></text:p>
      <text:p text:style-name="P10"><text:span text:style-name="T2"><text:s text:c="51"/>BufferedImage.</text:span><text:span text:style-name="T6">TYPE_BYTE_BINARY</text:span><text:span text:style-name="T2">, </text:span><text:span text:style-name="T1">false</text:span><text:span text:style-name="T2">, 0);</text:span></text:p>
      <text:p text:style-name="P10"/>
      <text:p text:style-name="P10"><text:span text:style-name="T2"><text:s text:c="6"/></text:span><text:span text:style-name="T7">// render </text:span><text:span text:style-name="T8">barcode</text:span></text:p>
      <text:p text:style-name="P10"><text:span text:style-name="T2"><text:s text:c="6"/>Interleaved2Of5Bean barcode = </text:span><text:span text:style-name="T1">new</text:span><text:span text:style-name="T2"> Interleaved2Of5Bean();</text:span></text:p>
      <text:p text:style-name="P10"><text:span text:style-name="T2"><text:s text:c="6"/>barcode.generateBarcode(canvas, </text:span><text:span text:style-name="T5">value</text:span><text:span text:style-name="T2">);</text:span></text:p>
      <text:p text:style-name="P11"><text:s text:c="6"/>canvas.finish();</text:p>
      <text:p text:style-name="P10"/>
      <text:p text:style-name="P10"><text:span text:style-name="T2"><text:s text:c="6"/></text:span><text:span text:style-name="T7">// mark response as completed</text:span></text:p>
      <text:p text:style-name="P11"><text:s text:c="6"/>context.responseComplete();</text:p>
      <text:p text:style-name="P11"><text:s text:c="3"/>}</text:p>
      <text:p text:style-name="P10"/>
      <text:p text:style-name="P10"><text:span text:style-name="T2"><text:s text:c="3"/></text:span><text:span text:style-name="T1">public</text:span><text:span text:style-name="T2"> String getValue()</text:span></text:p>
      <text:p text:style-name="P11"><text:s text:c="3"/>{</text:p>
      <text:p text:style-name="P10"><text:span text:style-name="T2"><text:s text:c="6"/></text:span><text:span text:style-name="T1">return</text:span><text:span text:style-name="T2"> </text:span><text:span text:style-name="T5">value</text:span><text:span text:style-name="T2">;</text:span></text:p>
      <text:p text:style-name="P11"><text:s text:c="3"/>}</text:p>
      <text:p text:style-name="P10"/>
      <text:p text:style-name="P10"><text:span text:style-name="T2"><text:s text:c="3"/></text:span><text:span text:style-name="T1">public</text:span><text:span text:style-name="T2"> </text:span><text:span text:style-name="T1">void</text:span><text:span text:style-name="T2"> setValue(</text:span><text:span text:style-name="T1">final</text:span><text:span text:style-name="T2"> String value)</text:span></text:p>
      <text:p text:style-name="P11"><text:s text:c="3"/>{</text:p>
      <text:p text:style-name="P10"><text:span text:style-name="T2"><text:s text:c="6"/></text:span><text:span text:style-name="T1">this</text:span><text:span text:style-name="T2">.</text:span><text:span text:style-name="T5">value</text:span><text:span text:style-name="T2"> = value;</text:span></text:p>
      <text:p text:style-name="P11"><text:s text:c="3"/>}</text:p>
      <text:p text:style-name="P11">}</text:p>
      <text:p text:style-name="P8"/>
      <text:p text:style-name="P9">Add URL-mapping to BarcodeBean class:</text:p>
      <text:p text:style-name="P7"/>
      <text:p text:style-name="P10"><text:span text:style-name="T3">@URLMapping</text:span><text:span text:style-name="T2">(id = </text:span><text:span text:style-name="T4">"barcode"</text:span><text:span text:style-name="T2">, viewId = </text:span><text:span text:style-name="T4">"/null.jsf"</text:span><text:span text:style-name="T2">,</text:span></text:p>
      <text:p text:style-name="P11"><text:s text:c="12"/>pattern = <text:span text:style-name="T4">"/#{ /[0-9]+/ barcodeBean.value }.png"</text:span>)</text:p>
      <text:p text:style-name="P1"/>
      <text:p text:style-name="P2">Add URL-action to render method:</text:p>
      <text:p text:style-name="P2"/>
      <text:p text:style-name="P12"><text:span text:style-name="T3">@URLAction</text:span></text:p>
      <text:p text:style-name="P1"/>
      <text:p text:style-name="P1"/>
      <text:p text:style-name="P2">build</text:p>
      <text:p text:style-name="P1"/>
      <text:p text:style-name="P4">mvn jboss:hard-deploy</text:p>
      <text:p text:style-name="P4">or, as7 deploy</text:p>
      <text:p text:style-name="P4"/>
      <text:p text:style-name="P4">http://localhost:8080/barcode2/123456789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coln Baxter III</meta:initial-creator>
    <meta:creation-date>2011-06-19T01:08:46</meta:creation-date>
    <dc:date>2011-06-20T14:31:38</dc:date>
    <dc:creator>Lincoln Baxter III</dc:creator>
    <meta:editing-duration>P1DT13H22M52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2" meta:paragraph-count="62" meta:word-count="184" meta:character-count="2240"/>
  </office:meta>
</office:document-meta>
</file>